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style:writing-mode="pag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style:writing-mode="pag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style:writing-mode="page"/>
    </style:style>
    <style:style style:name="P1" style:family="paragraph" style:parent-style-name="Standard">
      <style:text-properties style:font-name="Calibri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style:font-name="Calibri" officeooo:rsid="00322346" officeooo:paragraph-rsid="00322346"/>
    </style:style>
    <style:style style:name="P5" style:family="paragraph" style:parent-style-name="Standard" style:list-style-name="L2">
      <style:text-properties style:font-name="Calibri" officeooo:rsid="00322346" officeooo:paragraph-rsid="00322346"/>
    </style:style>
    <style:style style:name="P6" style:family="paragraph" style:parent-style-name="Standard" style:list-style-name="L3">
      <style:text-properties style:font-name="Calibri" fo:font-size="12pt" fo:font-weight="normal" officeooo:rsid="00322346" officeooo:paragraph-rsid="00322346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Calibri" fo:font-size="12pt" fo:font-weight="normal" officeooo:rsid="002036d8" officeooo:paragraph-rsid="002036d8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paragraph-rsid="0020bdca"/>
    </style:style>
    <style:style style:name="P9" style:family="paragraph" style:parent-style-name="Standard">
      <style:text-properties fo:font-weight="bold" officeooo:paragraph-rsid="0020bdca" style:font-weight-asian="bold" style:font-weight-complex="bold"/>
    </style:style>
    <style:style style:name="P10" style:family="paragraph" style:parent-style-name="Standard">
      <style:text-properties style:font-name="Calibri" fo:font-size="12pt" fo:font-weight="normal" officeooo:rsid="0020bdca" officeooo:paragraph-rsid="0020bdc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0bdc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def61" officeooo:paragraph-rsid="002def61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322346" officeooo:paragraph-rsid="0032234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0bdca" officeooo:paragraph-rsid="0020bdca" style:font-size-asian="12pt" style:font-size-complex="12pt"/>
    </style:style>
    <style:style style:name="P15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322346" officeooo:paragraph-rsid="00322346" style:font-size-asian="12pt" style:font-size-complex="12pt"/>
    </style:style>
    <style:style style:name="P16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0bdca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Calibri" fo:font-size="12pt" fo:font-weight="normal" officeooo:rsid="0020bdca" officeooo:paragraph-rsid="0020bdca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Calibri" fo:font-size="12pt" fo:font-weight="bold" officeooo:rsid="0020bdca" officeooo:paragraph-rsid="0020bdca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331757" officeooo:paragraph-rsid="00331757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331757" officeooo:paragraph-rsid="00331757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e7df8" officeooo:paragraph-rsid="002e7df8" style:font-size-asian="12pt" style:font-size-complex="12pt"/>
    </style:style>
    <style:style style:name="P22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331757" officeooo:paragraph-rsid="00331757" style:font-size-asian="12pt" style:font-size-complex="12pt"/>
    </style:style>
    <style:style style:name="P23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e7df8" officeooo:paragraph-rsid="002e7df8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34eae9" officeooo:paragraph-rsid="0034eae9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34eae9" officeooo:paragraph-rsid="0034eae9" style:font-size-asian="12pt" style:font-size-complex="12pt"/>
    </style:style>
    <style:style style:name="P26" style:family="paragraph" style:parent-style-name="Standard">
      <style:text-properties style:font-name="Calibri" fo:font-size="12pt" fo:font-weight="bold" officeooo:rsid="0020bdca" officeooo:paragraph-rsid="00219a62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Calibri" fo:font-size="12pt" fo:font-weight="normal" officeooo:rsid="0020bdca" officeooo:paragraph-rsid="00219a6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34eae9" officeooo:paragraph-rsid="0034eae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19a62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0bdca" officeooo:paragraph-rsid="00219a62" style:font-size-asian="12pt" style:font-size-complex="12pt"/>
    </style:style>
    <style:style style:name="P31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48e69" officeooo:paragraph-rsid="00248e69" style:font-size-asian="12pt" style:font-size-complex="12pt"/>
    </style:style>
    <style:style style:name="P32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19a62" style:font-size-asian="10.5pt" style:font-weight-asian="normal" style:font-size-complex="12pt" style:font-weight-complex="normal"/>
    </style:style>
    <style:style style:name="P33" style:family="paragraph" style:parent-style-name="Standard">
      <style:text-properties officeooo:paragraph-rsid="00219a62"/>
    </style:style>
    <style:style style:name="P34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35ae93" officeooo:paragraph-rsid="0035ae93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35ae93" officeooo:paragraph-rsid="0035ae93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35ae93" officeooo:paragraph-rsid="0035ae93" style:font-size-asian="12pt" style:font-size-complex="12pt"/>
    </style:style>
    <style:style style:name="P37" style:family="paragraph" style:parent-style-name="Standard">
      <style:text-properties style:font-name="Calibri" officeooo:paragraph-rsid="00219a62"/>
    </style:style>
    <style:style style:name="P38" style:family="paragraph" style:parent-style-name="Standard">
      <style:text-properties style:font-name="Calibri" fo:font-weight="bold" officeooo:paragraph-rsid="00219a62" style:font-weight-asian="bold" style:font-weight-complex="bold"/>
    </style:style>
    <style:style style:name="P39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36f876" officeooo:paragraph-rsid="0036f876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36f876" officeooo:paragraph-rsid="0036f876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36f876" officeooo:paragraph-rsid="0036f876" style:font-size-asian="12pt" style:font-size-complex="12pt"/>
    </style:style>
    <style:style style:name="P42" style:family="paragraph" style:parent-style-name="Standard">
      <style:text-properties style:font-name="Calibri" fo:font-size="12pt" fo:font-weight="normal" officeooo:rsid="0020bdca" officeooo:paragraph-rsid="00219a62" style:font-size-asian="10.5pt" style:font-weight-asian="normal" style:font-size-complex="12pt" style:font-weight-complex="normal"/>
    </style:style>
    <style:style style:name="P43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76b25" officeooo:paragraph-rsid="00276b25" style:font-size-asian="12pt" style:font-size-complex="12pt"/>
    </style:style>
    <style:style style:name="P44" style:family="paragraph" style:parent-style-name="Standard">
      <style:text-properties style:font-name="Calibri" fo:font-size="12pt" fo:font-weight="bold" officeooo:rsid="0020bdca" officeooo:paragraph-rsid="0036f876" style:font-size-asian="12pt" style:font-weight-asian="bold" style:font-size-complex="12pt" style:font-weight-complex="bold"/>
    </style:style>
    <style:style style:name="P45" style:family="paragraph" style:parent-style-name="Standard">
      <style:text-properties style:font-name="Calibri" fo:font-size="12pt" fo:font-weight="normal" officeooo:rsid="0020bdca" officeooo:paragraph-rsid="0036f876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36f876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0bdca" officeooo:paragraph-rsid="0036f876" style:font-size-asian="12pt" style:font-size-complex="12pt"/>
    </style:style>
    <style:style style:name="P48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36f876" style:font-size-asian="10.5pt" style:font-weight-asian="normal" style:font-size-complex="12pt" style:font-weight-complex="normal"/>
    </style:style>
    <style:style style:name="T1" style:family="text">
      <style:text-properties officeooo:rsid="0037c648"/>
    </style:style>
    <style:style style:name="T2" style:family="text">
      <style:text-properties officeooo:rsid="0035ae93"/>
    </style:style>
    <style:style style:name="T3" style:family="text">
      <style:text-properties style:font-name="Calibri" fo:font-size="12pt" fo:font-weight="normal" officeooo:rsid="0020bdca" style:font-size-asian="12pt" style:font-weight-asian="normal" style:font-size-complex="12pt" style:font-weight-complex="normal"/>
    </style:style>
    <style:style style:name="T4" style:family="text">
      <style:text-properties style:font-name="Calibri" fo:font-size="12pt" officeooo:rsid="0020bdca" style:font-size-asian="12pt" style:font-size-complex="12pt"/>
    </style:style>
    <style:style style:name="T5" style:family="text">
      <style:text-properties style:font-name="Calibri" fo:font-size="12pt" fo:font-style="italic" officeooo:rsid="002def61" style:font-size-asian="12pt" style:font-style-asian="italic" style:font-size-complex="12pt" style:font-style-complex="italic"/>
    </style:style>
    <style:style style:name="T6" style:family="text">
      <style:text-properties style:font-name="Calibri" fo:font-size="12pt" officeooo:rsid="00322346" style:font-size-asian="12pt" style:font-size-complex="12pt"/>
    </style:style>
    <style:style style:name="T7" style:family="text">
      <style:text-properties officeooo:rsid="00322346"/>
    </style:style>
    <style:style style:name="T8" style:family="text">
      <style:text-properties officeooo:rsid="0022edd6"/>
    </style:style>
    <style:style style:name="T9" style:family="text">
      <style:text-properties fo:font-style="italic" officeooo:rsid="00322346" style:font-style-asian="italic" style:font-style-complex="italic"/>
    </style:style>
    <style:style style:name="T10" style:family="text">
      <style:text-properties officeooo:rsid="0036f876"/>
    </style:style>
    <style:style style:name="T11" style:family="text">
      <style:text-properties officeooo:rsid="002e7df8"/>
    </style:style>
    <style:style style:name="T12" style:family="text">
      <style:text-properties officeooo:rsid="00331757"/>
    </style:style>
    <style:style style:name="T13" style:family="text">
      <style:text-properties fo:font-style="italic" officeooo:rsid="00331757" style:font-style-asian="italic" style:font-style-complex="italic"/>
    </style:style>
    <style:style style:name="T14" style:family="text">
      <style:text-properties fo:font-style="italic" officeooo:rsid="0034eae9" style:font-style-asian="italic" style:font-style-complex="italic"/>
    </style:style>
    <style:style style:name="T15" style:family="text">
      <style:text-properties officeooo:rsid="0034eae9"/>
    </style:style>
    <style:style style:name="T16" style:family="text">
      <style:text-properties officeooo:rsid="00248e69"/>
    </style:style>
    <style:style style:name="T17" style:family="text">
      <style:text-properties style:font-name="Calibri" fo:font-size="12pt" fo:font-weight="normal" officeooo:rsid="00219a62" style:font-size-asian="10.5pt" style:font-weight-asian="normal" style:font-size-complex="12pt" style:font-weight-complex="normal"/>
    </style:style>
    <style:style style:name="T18" style:family="text">
      <style:text-properties officeooo:rsid="002eef0d"/>
    </style:style>
    <style:style style:name="T19" style:family="text">
      <style:text-properties officeooo:rsid="00219a62"/>
    </style:style>
    <style:style style:name="T20" style:family="text">
      <style:text-properties fo:font-style="italic" officeooo:rsid="0035ae93" style:font-style-asian="italic" style:font-style-complex="italic"/>
    </style:style>
    <style:style style:name="T21" style:family="text">
      <style:text-properties fo:font-size="12pt" fo:font-weight="normal" officeooo:rsid="0020bdca" style:font-size-asian="12pt" style:font-weight-asian="normal" style:font-size-complex="12pt" style:font-weight-complex="normal"/>
    </style:style>
    <style:style style:name="T22" style:family="text">
      <style:text-properties fo:font-size="12pt" officeooo:rsid="0020bdca" style:font-size-asian="12pt" style:font-size-complex="12pt"/>
    </style:style>
    <style:style style:name="T23" style:family="text">
      <style:text-properties fo:font-size="12pt" fo:font-style="italic" officeooo:rsid="0035ae93" style:font-size-asian="12pt" style:font-style-asian="italic" style:font-size-complex="12pt" style:font-style-complex="italic"/>
    </style:style>
    <style:style style:name="T24" style:family="text">
      <style:text-properties fo:font-size="12pt" officeooo:rsid="0035ae93" style:font-size-asian="12pt" style:font-size-complex="12pt"/>
    </style:style>
    <style:style style:name="T25" style:family="text">
      <style:text-properties fo:font-style="italic" officeooo:rsid="0036f876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76b25" style:font-style-asian="italic" style:font-style-complex="italic"/>
    </style:style>
    <style:style style:name="T28" style:family="text">
      <style:text-properties officeooo:rsid="00276b2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AZIONE CONCETTUALE</text:p>
      <text:p text:style-name="P2"/>
      <text:p text:style-name="P3">Entità individuate:</text:p>
      <text:list text:style-name="L1">
        <text:list-item>
          <text:p text:style-name="P4">Categoria</text:p>
        </text:list-item>
        <text:list-item>
          <text:p text:style-name="P4">Evento</text:p>
        </text:list-item>
        <text:list-item>
          <text:p text:style-name="P4">Membro</text:p>
        </text:list-item>
        <text:list-item>
          <text:p text:style-name="P4">Artista</text:p>
        </text:list-item>
        <text:list-item>
          <text:p text:style-name="P4">Luogo</text:p>
        </text:list-item>
        <text:list-item>
          <text:p text:style-name="P4">Citta</text:p>
        </text:list-item>
        <text:list-item>
          <text:p text:style-name="P4">Provincia</text:p>
        </text:list-item>
        <text:list-item>
          <text:p text:style-name="P4">Post</text:p>
        </text:list-item>
      </text:list>
      <text:p text:style-name="P2"/>
      <text:p text:style-name="P3">Attributi entità:</text:p>
      <text:list text:style-name="L2">
        <text:list-item>
          <text:p text:style-name="P5">Categoria: Nome, ID (PK)</text:p>
        </text:list-item>
        <text:list-item>
          <text:p text:style-name="P5">Evento: Titolo, Data, ID (PK)</text:p>
        </text:list-item>
        <text:list-item>
          <text:p text:style-name="P5">Membro: Nome, Cognome, Username, Password, Email, ID (PK)</text:p>
        </text:list-item>
        <text:list-item>
          <text:p text:style-name="P5">Artista: Nome, Cognome, Data, ID (PK)</text:p>
        </text:list-item>
        <text:list-item>
          <text:p text:style-name="P5">Luogo: Nome, ID (PK)</text:p>
        </text:list-item>
        <text:list-item>
          <text:p text:style-name="P5">Citta: Nome, ID (PK)</text:p>
        </text:list-item>
        <text:list-item>
          <text:p text:style-name="P5">Provincia: Nome, ID (PK)</text:p>
        </text:list-item>
        <text:list-item>
          <text:p text:style-name="P5">Post: Commento, Voto, <text:span text:style-name="T1">Data, </text:span>ID (PK)</text:p>
        </text:list-item>
      </text:list>
      <text:p text:style-name="P2"/>
      <text:p text:style-name="P3">Associazioni indivuate:</text:p>
      <text:list text:style-name="L3">
        <text:list-item>
          <text:p text:style-name="P6">Categoria-Evento: Essere</text:p>
        </text:list-item>
        <text:list-item>
          <text:p text:style-name="P6">Categoria-Membro: Interessare</text:p>
        </text:list-item>
        <text:list-item>
          <text:p text:style-name="P6">Membro-Evento: Registrare</text:p>
        </text:list-item>
        <text:list-item>
          <text:p text:style-name="P6">Membro-Post: Scrivere</text:p>
        </text:list-item>
        <text:list-item>
          <text:p text:style-name="P6">Post-Evento: <text:span text:style-name="T2">Trattare</text:span></text:p>
        </text:list-item>
        <text:list-item>
          <text:p text:style-name="P6">Evento-Luogo: Tenersi</text:p>
        </text:list-item>
        <text:list-item>
          <text:p text:style-name="P6">Luogo-Citta: Contenere</text:p>
        </text:list-item>
        <text:list-item>
          <text:p text:style-name="P6">Citta-Provincia: Contenere</text:p>
        </text:list-item>
        <text:list-item>
          <text:p text:style-name="P6">Evento-Artista: Partecipare</text:p>
        </text:list-item>
      </text:list>
      <text:p text:style-name="P7"/>
      <text:p text:style-name="P8"><text:span text:style-name="T3"/></text:p>
      <text:p text:style-name="P9"><text:span text:style-name="T4">Associazione </text:span><text:span text:style-name="T5">Essere</text:span><text:span text:style-name="T4"> tra </text:span><text:span text:style-name="T6">Categoria-Evento</text:span><text:span text:style-name="T4">:</text:span></text:p>
      <text:p text:style-name="P10"/>
      <text:p text:style-name="P11">Un <text:span text:style-name="T7">Evento deve essere di una Categoria</text:span><text:span text:style-name="T8">.</text:span></text:p>
      <text:p text:style-name="P12">A un<text:span text:style-name="T7">a Categoria possono essere associati uno o più Eventi</text:span>. 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Evento</text:p>
          </table:table-cell>
          <table:table-cell table:style-name="Table1.A1" office:value-type="string">
            <text:p text:style-name="P13">Categoria</text:p>
          </table:table-cell>
        </table:table-row>
        <table:table-row>
          <table:table-cell table:style-name="Table1.A1" office:value-type="string">
            <text:p text:style-name="P14">1 </text:p>
          </table:table-cell>
          <table:table-cell table:style-name="Table1.A1" office:value-type="string">
            <text:p text:style-name="P14"><text:span text:style-name="T7">1</text:span>..<text:span text:style-name="T7">1</text:span></text:p>
          </table:table-cell>
        </table:table-row>
        <table:table-row>
          <table:table-cell table:style-name="Table1.A1" office:value-type="string">
            <text:p text:style-name="P15">0..N</text:p>
          </table:table-cell>
          <table:table-cell table:style-name="Table1.A1" office:value-type="string">
            <text:p text:style-name="P14">1</text:p>
          </table:table-cell>
        </table:table-row>
        <table:table-row>
          <table:table-cell table:style-name="Table1.A1" office:value-type="string">
            <text:p text:style-name="P15">N</text:p>
          </table:table-cell>
          <table:table-cell table:style-name="Table1.A1" office:value-type="string">
            <text:p text:style-name="P15">1</text:p>
          </table:table-cell>
        </table:table-row>
      </table:table>
      <text:p text:style-name="P11"/>
      <text:p text:style-name="P16">L’associazione <text:span text:style-name="T9">Essere</text:span> tra <text:span text:style-name="T7">Categoria-Evento</text:span><text:span text:style-name="T8"> </text:span>è di tipo 1:N.</text:p>
      <text:p text:style-name="P17"/>
      <text:p text:style-name="P17"/>
      <text:p text:style-name="P17"/>
      <text:p text:style-name="P17"><text:soft-page-break/></text:p>
      <text:p text:style-name="P17"/>
      <text:p text:style-name="P18">Associazione <text:span text:style-name="T9">Interessare</text:span> tra <text:span text:style-name="T7">Categoria-Membro</text:span>:</text:p>
      <text:p text:style-name="P10"/>
      <text:p text:style-name="P19">Un <text:span text:style-name="T10">M</text:span>embro può essere interessanto ad una o più Categoria.</text:p>
      <text:p text:style-name="P19">Una Categoria può interessare a uno o più Membri.</text:p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Categoria</text:p>
          </table:table-cell>
          <table:table-cell table:style-name="Table2.A1" office:value-type="string">
            <text:p text:style-name="P20">Membro</text:p>
          </table:table-cell>
        </table:table-row>
        <table:table-row>
          <table:table-cell table:style-name="Table2.A1" office:value-type="string">
            <text:p text:style-name="P14">1 </text:p>
          </table:table-cell>
          <table:table-cell table:style-name="Table2.A1" office:value-type="string">
            <text:p text:style-name="P14">0..<text:span text:style-name="T11">N</text:span></text:p>
          </table:table-cell>
        </table:table-row>
        <table:table-row>
          <table:table-cell table:style-name="Table2.A1" office:value-type="string">
            <text:p text:style-name="P21"><text:span text:style-name="T12">0</text:span>..<text:span text:style-name="T12">N</text:span></text:p>
          </table:table-cell>
          <table:table-cell table:style-name="Table2.A1" office:value-type="string">
            <text:p text:style-name="P14">1</text:p>
          </table:table-cell>
        </table:table-row>
        <table:table-row>
          <table:table-cell table:style-name="Table2.A1" office:value-type="string">
            <text:p text:style-name="P22">N</text:p>
          </table:table-cell>
          <table:table-cell table:style-name="Table2.A1" office:value-type="string">
            <text:p text:style-name="P21">N</text:p>
          </table:table-cell>
        </table:table-row>
      </table:table>
      <text:p text:style-name="P11"/>
      <text:p text:style-name="P16">L’associazione <text:span text:style-name="T13">Interessare</text:span> tra <text:span text:style-name="T12">Categoria-Membro</text:span> è di tipo <text:span text:style-name="T12">N</text:span>:N.</text:p>
      <text:p text:style-name="P17"/>
      <text:p text:style-name="P18">Associazione <text:span text:style-name="T14">Registrare</text:span> tra <text:span text:style-name="T15">Membro-Evento</text:span>:</text:p>
      <text:p text:style-name="P10"/>
      <text:p text:style-name="P11">Un <text:span text:style-name="T15">Membro può registrare uno o più Eventi</text:span><text:span text:style-name="T16">.</text:span></text:p>
      <text:p text:style-name="P23"><text:span text:style-name="T15">Un Evento deve essere registrato da un Membro</text:span>.</text:p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Membro</text:p>
          </table:table-cell>
          <table:table-cell table:style-name="Table3.A1" office:value-type="string">
            <text:p text:style-name="P24">Evento</text:p>
          </table:table-cell>
        </table:table-row>
        <table:table-row>
          <table:table-cell table:style-name="Table3.A1" office:value-type="string">
            <text:p text:style-name="P14">1 </text:p>
          </table:table-cell>
          <table:table-cell table:style-name="Table3.A1" office:value-type="string">
            <text:p text:style-name="P14"><text:span text:style-name="T15">0</text:span>..<text:span text:style-name="T15">N</text:span></text:p>
          </table:table-cell>
        </table:table-row>
        <table:table-row>
          <table:table-cell table:style-name="Table3.A1" office:value-type="string">
            <text:p text:style-name="P14"><text:span text:style-name="T15">1</text:span>..<text:span text:style-name="T15">1</text:span></text:p>
          </table:table-cell>
          <table:table-cell table:style-name="Table3.A1" office:value-type="string">
            <text:p text:style-name="P14">1</text:p>
          </table:table-cell>
        </table:table-row>
        <table:table-row>
          <table:table-cell table:style-name="Table3.A1" office:value-type="string">
            <text:p text:style-name="P25">1</text:p>
          </table:table-cell>
          <table:table-cell table:style-name="Table3.A1" office:value-type="string">
            <text:p text:style-name="P25">N</text:p>
          </table:table-cell>
        </table:table-row>
      </table:table>
      <text:p text:style-name="P11"/>
      <text:p text:style-name="P16">L’associazione <text:span text:style-name="T14">Registrare</text:span> tra <text:span text:style-name="T15">Membro-Evento</text:span> è di tipo 1:N.</text:p>
      <text:p text:style-name="P16"/>
      <text:p text:style-name="P26">Associazione <text:span text:style-name="T14">Scrivere</text:span> tra <text:span text:style-name="T15">Membro-Post</text:span>:</text:p>
      <text:p text:style-name="P27"/>
      <text:p text:style-name="P28">Un Membro può scrivere uno o più Post.</text:p>
      <text:p text:style-name="P28">Un Post deve essere scritto da un Membro</text:p>
      <text:p text:style-name="P2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Membro</text:p>
          </table:table-cell>
          <table:table-cell table:style-name="Table4.A1" office:value-type="string">
            <text:p text:style-name="P24">Post</text:p>
          </table:table-cell>
        </table:table-row>
        <table:table-row>
          <table:table-cell table:style-name="Table4.A1" office:value-type="string">
            <text:p text:style-name="P30">1 </text:p>
          </table:table-cell>
          <table:table-cell table:style-name="Table4.A1" office:value-type="string">
            <text:p text:style-name="P30">0..N</text:p>
          </table:table-cell>
        </table:table-row>
        <table:table-row>
          <table:table-cell table:style-name="Table4.A1" office:value-type="string">
            <text:p text:style-name="P30">1..<text:span text:style-name="T16">1</text:span></text:p>
          </table:table-cell>
          <table:table-cell table:style-name="Table4.A1" office:value-type="string">
            <text:p text:style-name="P30">1</text:p>
          </table:table-cell>
        </table:table-row>
        <table:table-row>
          <table:table-cell table:style-name="Table4.A1" office:value-type="string">
            <text:p text:style-name="P31">1</text:p>
          </table:table-cell>
          <table:table-cell table:style-name="Table4.A1" office:value-type="string">
            <text:p text:style-name="P30">N</text:p>
          </table:table-cell>
        </table:table-row>
      </table:table>
      <text:p text:style-name="P29"/>
      <text:p text:style-name="P32">L’associazione <text:span text:style-name="T14">Scrivere</text:span> tra <text:span text:style-name="T15">Membro-Post</text:span><text:span text:style-name="T11"> </text:span>è di tipo <text:span text:style-name="T16">1:N.</text:span></text:p>
      <text:p text:style-name="P33"><text:span text:style-name="T17"/></text:p>
      <text:p text:style-name="P26">Associazione <text:span text:style-name="T2">Trattare</text:span> tra <text:span text:style-name="T2">Post-Evento</text:span>:</text:p>
      <text:p text:style-name="P27"/>
      <text:p text:style-name="P34">Un Post deve trattare un Evento.</text:p>
      <text:p text:style-name="P34">Un Evento può trattare uno o più Post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5">Post</text:p>
          </table:table-cell>
          <table:table-cell table:style-name="Table5.A1" office:value-type="string">
            <text:p text:style-name="P35">Evento</text:p>
          </table:table-cell>
        </table:table-row>
        <table:table-row>
          <table:table-cell table:style-name="Table5.A1" office:value-type="string">
            <text:p text:style-name="P30">1 </text:p>
          </table:table-cell>
          <table:table-cell table:style-name="Table5.A1" office:value-type="string">
            <text:p text:style-name="P30"><text:span text:style-name="T2">1</text:span>..<text:span text:style-name="T2">1</text:span></text:p>
          </table:table-cell>
        </table:table-row>
        <table:table-row>
          <table:table-cell table:style-name="Table5.A1" office:value-type="string">
            <text:p text:style-name="P30"><text:span text:style-name="T2">0.</text:span>.<text:span text:style-name="T18">N</text:span></text:p>
          </table:table-cell>
          <table:table-cell table:style-name="Table5.A1" office:value-type="string">
            <text:p text:style-name="P30">1</text:p>
          </table:table-cell>
        </table:table-row>
        <table:table-row>
          <table:table-cell table:style-name="Table5.A1" office:value-type="string">
            <text:p text:style-name="P36">N</text:p>
          </table:table-cell>
          <table:table-cell table:style-name="Table5.A1" office:value-type="string">
            <text:p text:style-name="P36">1</text:p>
          </table:table-cell>
        </table:table-row>
      </table:table>
      <text:p text:style-name="P29"/>
      <text:p text:style-name="P32"><text:span text:style-name="T19">L’associazione </text:span><text:span text:style-name="T20">Trattare</text:span><text:span text:style-name="T19"> tra </text:span><text:span text:style-name="T2">Evento-Posto </text:span><text:span text:style-name="T19">è di tipo </text:span><text:span text:style-name="T18">N</text:span><text:span text:style-name="T19">:N.</text:span></text:p>
      <text:p text:style-name="P37"><text:span text:style-name="T21"/></text:p>
      <text:p text:style-name="P37"><text:soft-page-break/><text:span text:style-name="T21"/></text:p>
      <text:p text:style-name="P38"><text:span text:style-name="T22">Associazione </text:span><text:span text:style-name="T23">Tenersi</text:span><text:span text:style-name="T22"> tra </text:span><text:span text:style-name="T24">Evento-Luogo</text:span><text:span text:style-name="T22">:</text:span></text:p>
      <text:p text:style-name="P27"/>
      <text:p text:style-name="P39">Un Evento deve tenersi in un Luogo.</text:p>
      <text:p text:style-name="P39">In un Luogo possono tenersi uno o più Eventi.</text:p>
      <text:p text:style-name="P2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Evento</text:p>
          </table:table-cell>
          <table:table-cell table:style-name="Table6.A1" office:value-type="string">
            <text:p text:style-name="P40">Luogo</text:p>
          </table:table-cell>
        </table:table-row>
        <table:table-row>
          <table:table-cell table:style-name="Table6.A1" office:value-type="string">
            <text:p text:style-name="P30">1 </text:p>
          </table:table-cell>
          <table:table-cell table:style-name="Table6.A1" office:value-type="string">
            <text:p text:style-name="P30"><text:span text:style-name="T10">1</text:span>..<text:span text:style-name="T10">1</text:span></text:p>
          </table:table-cell>
        </table:table-row>
        <table:table-row>
          <table:table-cell table:style-name="Table6.A1" office:value-type="string">
            <text:p text:style-name="P41">0..N</text:p>
          </table:table-cell>
          <table:table-cell table:style-name="Table6.A1" office:value-type="string">
            <text:p text:style-name="P30">1</text:p>
          </table:table-cell>
        </table:table-row>
        <table:table-row>
          <table:table-cell table:style-name="Table6.A1" office:value-type="string">
            <text:p text:style-name="P41">N</text:p>
          </table:table-cell>
          <table:table-cell table:style-name="Table6.A1" office:value-type="string">
            <text:p text:style-name="P41">1</text:p>
          </table:table-cell>
        </table:table-row>
      </table:table>
      <text:p text:style-name="P29"/>
      <text:p text:style-name="P32">L’associazione <text:span text:style-name="T25">Tenersi</text:span> tra <text:span text:style-name="T10">Luogo-Evento</text:span> è di tipo 1:N.</text:p>
      <text:p text:style-name="P42"/>
      <text:p text:style-name="P26">Associazione<text:span text:style-name="T26"> </text:span><text:span text:style-name="T25">Contenere</text:span><text:span text:style-name="T27"> </text:span>tra <text:span text:style-name="T10">Luogo-Citta</text:span>:</text:p>
      <text:p text:style-name="P27"/>
      <text:p text:style-name="P39">Una Citta può contenere uno o più Luoghi.</text:p>
      <text:p text:style-name="P39">Un Luogo deve essere contenuto in una Citta</text:p>
      <text:p text:style-name="P2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0">Citta</text:p>
          </table:table-cell>
          <table:table-cell table:style-name="Table7.A1" office:value-type="string">
            <text:p text:style-name="P40">Luogo</text:p>
          </table:table-cell>
        </table:table-row>
        <table:table-row>
          <table:table-cell table:style-name="Table7.A1" office:value-type="string">
            <text:p text:style-name="P30">1 </text:p>
          </table:table-cell>
          <table:table-cell table:style-name="Table7.A1" office:value-type="string">
            <text:p text:style-name="P30"><text:span text:style-name="T18">0</text:span>..N</text:p>
          </table:table-cell>
        </table:table-row>
        <table:table-row>
          <table:table-cell table:style-name="Table7.A1" office:value-type="string">
            <text:p text:style-name="P30">1..<text:span text:style-name="T28">1</text:span></text:p>
          </table:table-cell>
          <table:table-cell table:style-name="Table7.A1" office:value-type="string">
            <text:p text:style-name="P30">1</text:p>
          </table:table-cell>
        </table:table-row>
        <table:table-row>
          <table:table-cell table:style-name="Table7.A1" office:value-type="string">
            <text:p text:style-name="P43">1</text:p>
          </table:table-cell>
          <table:table-cell table:style-name="Table7.A1" office:value-type="string">
            <text:p text:style-name="P30">N</text:p>
          </table:table-cell>
        </table:table-row>
      </table:table>
      <text:p text:style-name="P29"/>
      <text:p text:style-name="P32">L’associazione <text:span text:style-name="T25">Contenere</text:span> tra <text:span text:style-name="T10">Luogo-Citta</text:span> è di tipo <text:span text:style-name="T28">1</text:span>:N.</text:p>
      <text:p text:style-name="P32"/>
      <text:p text:style-name="P32"/>
      <text:p text:style-name="P44">Associazione<text:span text:style-name="T26"> </text:span><text:span text:style-name="T25">Contenere</text:span><text:span text:style-name="T27"> </text:span>tra <text:span text:style-name="T10">Provincia-Citta:</text:span></text:p>
      <text:p text:style-name="P45"/>
      <text:p text:style-name="P39">Una Citta deve essere contenuta in una Provincia.</text:p>
      <text:p text:style-name="P39">Una Provincia può contenere una o più Citta</text:p>
      <text:p text:style-name="P4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0">Citta</text:p>
          </table:table-cell>
          <table:table-cell table:style-name="Table8.A1" office:value-type="string">
            <text:p text:style-name="P40">Provincia</text:p>
          </table:table-cell>
        </table:table-row>
        <table:table-row>
          <table:table-cell table:style-name="Table8.A1" office:value-type="string">
            <text:p text:style-name="P47">1 </text:p>
          </table:table-cell>
          <table:table-cell table:style-name="Table8.A1" office:value-type="string">
            <text:p text:style-name="P47"><text:span text:style-name="T10">1</text:span>..<text:span text:style-name="T10">1</text:span></text:p>
          </table:table-cell>
        </table:table-row>
        <table:table-row>
          <table:table-cell table:style-name="Table8.A1" office:value-type="string">
            <text:p text:style-name="P41">0..N</text:p>
          </table:table-cell>
          <table:table-cell table:style-name="Table8.A1" office:value-type="string">
            <text:p text:style-name="P47">1</text:p>
          </table:table-cell>
        </table:table-row>
        <table:table-row>
          <table:table-cell table:style-name="Table8.A1" office:value-type="string">
            <text:p text:style-name="P41">N</text:p>
          </table:table-cell>
          <table:table-cell table:style-name="Table8.A1" office:value-type="string">
            <text:p text:style-name="P41">1</text:p>
          </table:table-cell>
        </table:table-row>
      </table:table>
      <text:p text:style-name="P46"/>
      <text:p text:style-name="P48">L’associazione <text:span text:style-name="T25">Contenere</text:span> tra <text:span text:style-name="T10">Provincia-Citta</text:span> è di tipo <text:span text:style-name="T28">1</text:span>:N.</text:p>
      <text:p text:style-name="P48"/>
      <text:p text:style-name="P44">Associazione<text:span text:style-name="T26"> </text:span><text:span text:style-name="T25">Partecipare</text:span><text:span text:style-name="T27"> </text:span>tra <text:span text:style-name="T10">Evento-Artista</text:span>:</text:p>
      <text:p text:style-name="P45"/>
      <text:p text:style-name="P39">Un Artista deve partecipare ad uno o più Eventi.</text:p>
      <text:p text:style-name="P39">In un Evento possono partecipare uno o più Artisti.</text:p>
      <text:p text:style-name="P4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0">Evento</text:p>
          </table:table-cell>
          <table:table-cell table:style-name="Table9.A1" office:value-type="string">
            <text:p text:style-name="P40">Artisti</text:p>
          </table:table-cell>
        </table:table-row>
        <table:table-row>
          <table:table-cell table:style-name="Table9.A1" office:value-type="string">
            <text:p text:style-name="P47">1 </text:p>
          </table:table-cell>
          <table:table-cell table:style-name="Table9.A1" office:value-type="string">
            <text:p text:style-name="P47"><text:span text:style-name="T18">0</text:span>..N</text:p>
          </table:table-cell>
        </table:table-row>
        <table:table-row>
          <table:table-cell table:style-name="Table9.A1" office:value-type="string">
            <text:p text:style-name="P47">1..<text:span text:style-name="T10">N</text:span></text:p>
          </table:table-cell>
          <table:table-cell table:style-name="Table9.A1" office:value-type="string">
            <text:p text:style-name="P47">1</text:p>
          </table:table-cell>
        </table:table-row>
        <table:table-row>
          <table:table-cell table:style-name="Table9.A1" office:value-type="string">
            <text:p text:style-name="P41">N</text:p>
          </table:table-cell>
          <table:table-cell table:style-name="Table9.A1" office:value-type="string">
            <text:p text:style-name="P47">N</text:p>
          </table:table-cell>
        </table:table-row>
      </table:table>
      <text:p text:style-name="P46"/>
      <text:p text:style-name="P48">L’associazione <text:span text:style-name="T25">Partecipare</text:span> tra <text:span text:style-name="T10">Evento-Artisti</text:span> è di tipo <text:span text:style-name="T10">N</text:span>: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4:19:15.525538026</meta:creation-date>
    <dc:date>2025-05-03T20:33:50.953641057</dc:date>
    <meta:editing-duration>PT6H10M5S</meta:editing-duration>
    <meta:editing-cycles>12</meta:editing-cycles>
    <meta:generator>LibreOffice/24.8.4.2$Linux_X86_64 LibreOffice_project/bb3cfa12c7b1bf994ecc5649a80400d06cd71002</meta:generator>
    <meta:document-statistic meta:table-count="9" meta:image-count="0" meta:object-count="0" meta:page-count="3" meta:paragraph-count="137" meta:word-count="428" meta:character-count="2552" meta:non-whitespace-character-count="2276"/>
  </office:meta>
</office:document-meta>
</file>